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cklog:</text:p>
      <text:p text:style-name="Standard"/>
      <text:list xml:id="list2906673308339158292" text:style-name="L1">
        <text:list-item>
          <text:p text:style-name="P1">Create Check Class with methods RequireInjected, RequireNotNull</text:p>
        </text:list-item>
        <text:list-item>
          <text:p text:style-name="P1">Add Costs of Cards in ManageSetsScre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4-13T18:42:48.14</meta:creation-date>
    <dc:date>2020-04-19T15:34:36.89</dc:date>
    <meta:editing-duration>PT20M12S</meta:editing-duration>
    <meta:editing-cycles>4</meta:editing-cycles>
    <meta:generator>OpenOffice/4.1.3$Win32 OpenOffice.org_project/413m1$Build-9783</meta:generator>
    <meta:document-statistic meta:table-count="0" meta:image-count="0" meta:object-count="0" meta:page-count="1" meta:paragraph-count="3" meta:word-count="16" meta:character-count="111"/>
  </office:meta>
</office:document-meta>
</file>